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useo-sans" svg:font-family="museo-sans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.0882in" style:line-height-at-least="0.1772in" fo:widows="1"/>
      <style:text-properties fo:font-variant="normal" fo:text-transform="none" fo:color="#333333" style:font-name="museo-sans" fo:font-size="8.89999961853027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project is an app that maps the user's rides (from Strava) alongside locations of incidents reported to the Close Call Database (CCDB). <text:s/>This was done using the Google Maps API, data from the Strava API via AJAX, and locally-stored data from the CCDB. <text:s/>Then it loops through the Strava and CCDB results and plots them on the map. <text:s/>The app itself is written in JavaScript, along with the HTML and CSS used to create the base webpage. <text:s/>I followed an agile development workflow to create this app, which is to say that I focused on individual components (“stories”) and built on them to make the complete app. <text:s/>I also separated my MVP stories from anything extra I wanted to do if I had time. <text:s/>This was done to prioritize and make sure that the MVP was ready on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useo-sans" svg:font-family="museo-sans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6T13:45:55</meta:creation-date>
    <dc:title>Default</dc:title>
    <meta:editing-duration>PT6M14S</meta:editing-duration>
    <meta:editing-cycles>2</meta:editing-cycles>
    <meta:generator>OpenOffice/4.1.2$Unix OpenOffice.org_project/412m3$Build-9782</meta:generator>
    <meta:initial-creator>Ben Ebel</meta:initial-creator>
    <meta:document-statistic meta:table-count="0" meta:image-count="0" meta:object-count="0" meta:page-count="1" meta:paragraph-count="1" meta:word-count="140" meta:character-count="767"/>
    <dc:date>2015-12-16T13:52:07</dc:date>
    <dc:creator>Ben Ebel</dc:creator>
    <meta:template xlink:type="simple" xlink:actuate="onRequest" xlink:title="Default" xlink:href="../../../../Library/Application%20Support/OpenOffice/4/user/template/Default.ott" meta:date="2015-12-16T13:45:53"/>
  </office:meta>
</office:document-meta>
</file>